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d653" officeooo:paragraph-rsid="001dd653"/>
    </style:style>
    <style:style style:name="P2" style:family="paragraph" style:parent-style-name="Standard" style:list-style-name="L2">
      <style:text-properties officeooo:rsid="001dd653" officeooo:paragraph-rsid="001dd653"/>
    </style:style>
    <style:style style:name="P3" style:family="paragraph" style:parent-style-name="Standard">
      <style:text-properties officeooo:paragraph-rsid="001dd653"/>
    </style:style>
    <style:style style:name="P4" style:family="paragraph" style:parent-style-name="Standard" style:list-style-name="L2">
      <style:text-properties officeooo:paragraph-rsid="001dd653"/>
    </style:style>
    <style:style style:name="P5" style:family="paragraph" style:parent-style-name="Standard" style:list-style-name="L2">
      <style:text-properties officeooo:rsid="001f2ac0" officeooo:paragraph-rsid="001f2ac0"/>
    </style:style>
    <style:style style:name="P6" style:family="paragraph" style:parent-style-name="Standard">
      <style:text-properties officeooo:rsid="001f2ac0" officeooo:paragraph-rsid="001f2ac0"/>
    </style:style>
    <style:style style:name="P7" style:family="paragraph" style:parent-style-name="Standard" style:list-style-name="L4">
      <style:text-properties officeooo:rsid="001f2ac0" officeooo:paragraph-rsid="001f2ac0"/>
    </style:style>
    <style:style style:name="P8" style:family="paragraph" style:parent-style-name="Standard" style:list-style-name="L3">
      <style:text-properties officeooo:paragraph-rsid="001f2ac0"/>
    </style:style>
    <style:style style:name="P9" style:family="paragraph" style:parent-style-name="Standard">
      <style:text-properties officeooo:paragraph-rsid="001f2ac0"/>
    </style:style>
    <style:style style:name="P10" style:family="paragraph" style:parent-style-name="Standard" style:list-style-name="L4">
      <style:text-properties officeooo:rsid="0020affc" officeooo:paragraph-rsid="0020affc"/>
    </style:style>
    <style:style style:name="P11" style:family="paragraph" style:parent-style-name="Standard">
      <style:text-properties officeooo:rsid="0021c31a" officeooo:paragraph-rsid="0021c31a"/>
    </style:style>
    <style:style style:name="P12" style:family="paragraph" style:parent-style-name="Standard" style:list-style-name="L5">
      <style:text-properties officeooo:rsid="0021c31a" officeooo:paragraph-rsid="0021c31a"/>
    </style:style>
    <style:style style:name="T1" style:family="text">
      <style:text-properties officeooo:rsid="001dd653"/>
    </style:style>
    <style:style style:name="T2" style:family="text">
      <style:text-properties officeooo:rsid="001f2ac0"/>
    </style:style>
    <style:style style:name="T3" style:family="text">
      <style:text-properties officeooo:rsid="00212638"/>
    </style:style>
    <style:style style:name="T4" style:family="text">
      <style:text-properties officeooo:rsid="002244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posta d’incorporació d’RFID</text:p>
      <text:p text:style-name="P1"/>
      <text:p text:style-name="P3"><text:span text:style-name="T1">En aquesta pràctica es pretén poder entendre el funcionament del sistema RFID, per l’identificació per radiofreqüència.</text:span></text:p>
      <text:p text:style-name="P3"/>
      <text:p text:style-name="P1">Aquest sistema consta d’un mòdul lector/gravador de targetes RFID, i d’un clauer identificador únic.</text:p>
      <text:p text:style-name="P1"/>
      <text:p text:style-name="P3"><text:span text:style-name="T1">Amb aquesta pràctica s’assoliran </text:span><text:span text:style-name="T2">com a</text:span><text:span text:style-name="T1"> objectius:</text:span></text:p>
      <text:list xml:id="list3935948369" text:style-name="L2">
        <text:list-item>
          <text:p text:style-name="P4"><text:span text:style-name="T1">La connexió del mòdul lector a la placa Arduino i que aquest enviï les lectures a la consola.</text:span></text:p>
        </text:list-item>
        <text:list-item>
          <text:p text:style-name="P2">Obtenir la lectura de la targeta RFID quan l’apropem al lector i que aquesta es mostri a la consola.</text:p>
        </text:list-item>
        <text:list-item>
          <text:p text:style-name="P5">Revisar la distància a la que s’ha d’apropar el clauer a la placa per al seu funcionament</text:p>
        </text:list-item>
      </text:list>
      <text:p text:style-name="P6"/>
      <text:p text:style-name="P6">Implementació extra:</text:p>
      <text:list xml:id="list3369355761" text:style-name="L3">
        <text:list-item>
          <text:p text:style-name="P8"><text:span text:style-name="T2">Aconseguir que aquesta informació s’enviï a internet ja sigui via Cayenne-MQTT o altres sistemes com SIGFOX. D’aquesta manera podríem posar un sistema d’obertura a un tancat en a la muntanya que enviés qui l’ha obert i quan, sense necessitat que aquest tingués electricitat o connexió a una xarxa d’internet habitual.</text:span></text:p>
        </text:list-item>
      </text:list>
      <text:p text:style-name="P9"/>
      <text:p text:style-name="P6">Material Necessari:</text:p>
      <text:list xml:id="list33486943" text:style-name="L4">
        <text:list-item>
          <text:p text:style-name="P7">Placa Arduino</text:p>
        </text:list-item>
        <text:list-item>
          <text:p text:style-name="P7">Módulo RFID RC522</text:p>
        </text:list-item>
        <text:list-item>
          <text:p text:style-name="P10">Clauer <text:span text:style-name="T3">o targeta </text:span>RFID</text:p>
        </text:list-item>
      </text:list>
      <text:p text:style-name="P11"/>
      <text:p text:style-name="P11">Llibreries necessàries:</text:p>
      <text:list xml:id="list282122335" text:style-name="L5">
        <text:list-item>
          <text:p text:style-name="P12">llibreria RFID <text:span text:style-name="T4">(</text:span><text:a xlink:type="simple" xlink:href="https://github.com/miguelbalboa/rfid" text:style-name="Internet_20_link" text:visited-style-name="Visited_20_Internet_20_Link"><text:span text:style-name="T4">https://github.com/miguelbalboa/rfid</text:span></text:a><text:span text:style-name="T4">)</text:span></text:p>
        </text:list-item>
      </text:list>
      <text:p text:style-name="P6"/>
      <text:p text:style-name="P6">Possibles expemples basics de codi:</text:p>
      <text:p text:style-name="P6"><text:a xlink:type="simple" xlink:href="https://www.luisllamas.es/arduino-rfid-mifare-rc522/" text:style-name="Internet_20_link" text:visited-style-name="Visited_20_Internet_20_Link">https://www.luisllamas.es/arduino-rfid-mifare-rc522/</text:a></text:p>
      <text:p text:style-name="P6"><text:a xlink:type="simple" xlink:href="https://naylampmechatronics.com/blog/22_Tutorial-Lector-RFID-RC522.html" text:style-name="Internet_20_link" text:visited-style-name="Visited_20_Internet_20_Link">https://naylampmechatronics.com/blog/22_Tutorial-Lector-RFID-RC522.html</text:a></text:p>
      <text:p text:style-name="P6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4T12:44:52.457000000</meta:creation-date>
    <dc:date>2020-10-14T14:19:45.609000000</dc:date>
    <meta:editing-duration>PT1H4M11S</meta:editing-duration>
    <meta:editing-cycles>4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18" meta:word-count="177" meta:character-count="1229" meta:non-whitespace-character-count="1078"/>
  </office:meta>
</office:document-meta>
</file>